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-Bold" svg:font-family="Ubuntu-Bold"/>
    <style:font-face style:name="T3Font_10" svg:font-family="T3Font_10" style:font-family-generic="swiss"/>
    <style:font-face style:name="T3Font_11" svg:font-family="T3Font_11" style:font-family-generic="swiss"/>
    <style:font-face style:name="T3Font_15" svg:font-family="T3Font_15" style:font-family-generic="swiss"/>
    <style:font-face style:name="T3Font_16" svg:font-family="T3Font_16" style:font-family-generic="swiss"/>
    <style:font-face style:name="T3Font_17" svg:font-family="T3Font_17" style:font-family-generic="swiss"/>
    <style:font-face style:name="T3Font_21" svg:font-family="T3Font_21" style:font-family-generic="swiss"/>
    <style:font-face style:name="T3Font_4" svg:font-family="T3Font_4" style:font-family-generic="swiss"/>
    <style:font-face style:name="T3Font_5" svg:font-family="T3Font_5" style:font-family-generic="swiss"/>
    <style:font-face style:name="T3Font_6" svg:font-family="T3Font_6" style:font-family-generic="swiss"/>
    <style:font-face style:name="T3Font_7" svg:font-family="T3Font_7" style:font-family-generic="swiss"/>
    <style:font-face style:name="T3Font_8" svg:font-family="T3Font_8" style:font-family-generic="swiss"/>
    <style:font-face style:name="T3Font_9" svg:font-family="T3Font_9" style:font-family-generic="swiss"/>
    <style:font-face style:name="Lato Light" svg:font-family="'Lato Light'" style:font-family-generic="swiss" style:font-pitch="variable"/>
    <style:font-face style:name="Lato Light1" svg:font-family="'Lato Light'" style:font-adornments="Regular" style:font-family-generic="swiss" style:font-pitch="variable"/>
    <style:font-face style:name="Lato Medium1" svg:font-family="'Lato Medium'" style:font-family-generic="swiss" style:font-pitch="variable"/>
    <style:font-face style:name="Lato Medium" svg:font-family="'Lato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33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87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6666"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4pt" style:font-size-asian="14pt" style:font-size-complex="14pt"/>
    </style:style>
    <style:style style:name="ce6" style:family="table-cell" style:parent-style-name="Default">
      <style:table-cell-properties fo:background-color="#ff9999"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1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ato Medium1" fo:font-size="11pt" fo:language="none" fo:country="none" fo:font-style="normal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1" fo:font-size="14pt" style:font-size-asian="14pt" style:font-size-complex="14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4pt" style:font-size-asian="14pt" style:font-size-complex="14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1" fo:font-size="10pt" style:font-size-asian="10pt" style:font-size-complex="10pt"/>
    </style:style>
    <style:style style:name="T1" style:family="text">
      <style:text-properties style:font-name="Ubuntu" fo:font-size="10.5pt" style:font-name-asian="Ubuntu" style:font-name-complex="Ubuntu" style:font-size-asian="10.5pt" style:font-size-complex="10.5pt"/>
    </style:style>
    <style:style style:name="T2" style:family="text">
      <style:text-properties style:font-name="Ubuntu" style:font-name-asian="Ubuntu" style:font-name-complex="Ubuntu" fo:font-size="8.5pt" style:font-size-asian="8.5pt" style:font-size-complex="8.5pt"/>
    </style:style>
    <style:style style:name="T3" style:family="text">
      <style:text-properties style:font-name="Ubuntu" style:font-name-asian="Ubuntu" style:font-name-complex="Ubuntu" fo:font-size="10.5pt" style:font-size-asian="10.5pt" style:font-size-complex="10.5pt"/>
    </style:style>
    <style:style style:name="T4" style:family="text">
      <style:text-properties fo:font-size="10.5pt" style:font-size-asian="10.5pt" style:font-size-complex="10.5pt" style:font-name="Ubuntu-Bold" fo:font-weight="bold" style:font-name-asian="Ubuntu-Bold" style:font-name-complex="Ubuntu-Bold" style:font-weight-asian="bold" style:font-weight-complex="bold"/>
    </style:style>
    <style:style style:name="T5" style:family="text">
      <style:text-properties fo:font-size="10.5pt" style:font-size-asian="10.5pt" style:font-size-complex="10.5pt" style:font-name="Ubuntu" style:font-name-asian="Ubuntu" style:font-name-complex="Ubuntu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26"/>
        <table:table-column table:style-name="co3" table:number-columns-repeated="1021" table:default-cell-style-name="ce26"/>
        <table:table-column table:style-name="co3" table:default-cell-style-name="ce37"/>
        <table:table-row table:style-name="ro1">
          <table:table-cell table:style-name="ce5"/>
          <table:table-cell table:style-name="ce12" office:value-type="string" calcext:value-type="string">
            <text:p>GENERAL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/>
          <table:table-cell table:style-name="ce13" office:value-type="string" calcext:value-type="string">
            <text:p>Usar una estructura adecuada de ficheros y carpetas para un proyecto web, y enlazar bien los distintos ficheros*. 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Tener el código perfectamente indent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3">
          <table:table-cell table:style-name="ce7"/>
          <table:table-cell table:style-name="ce19" office:value-type="string" calcext:value-type="string">
            <text:p><text:span text:style-name="T1">Uso de control de versiones </text:span><text:span text:style-name="T4">con ramas </text:span><text:span text:style-name="T5">para manejar un proyecto de código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Crear código JavaScript con sintaxis correcta y bien estructurad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Usar constantes / variables para almacenar información y re-asignar valore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Usar condicionales para ejecutar acciones distintas en función de una condición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trabajar con listados de datos (arrays)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funciones para estructurar el código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modificar la información del DOM para añadir contenido dinámico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escuchar eventos del DOM y actuar en consecuencia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Peticiones AJAX y API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Crear peticiones con fetch y promesas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<text:span text:style-name="T1">Saber trabajar correctamente con la respuesta del servidor</text:span><text:span text:style-name="T2">*</text:span><text:span text:style-name="T3">.</text:span>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Gestionar información en formato JSON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7"/>
          <table:table-cell table:style-name="ce13" office:value-type="string" calcext:value-type="string">
            <text:p>Usar el localStorage para guardar información en el navegador.</text:p>
          </table:table-cell>
          <table:table-cell table:style-name="ce31" table:number-columns-repeated="1021"/>
          <table:table-cell table:style-name="ce35"/>
        </table:table-row>
        <table:table-row table:style-name="ro1">
          <table:table-cell table:style-name="ce5"/>
          <table:table-cell table:style-name="ce12" office:value-type="string" calcext:value-type="string">
            <text:p>Issues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7"/>
          <table:table-cell table:style-name="ce13" office:value-type="string" calcext:value-type="string">
            <text:p>Haber resuelto las issues de la evaluación intermedia.</text:p>
          </table:table-cell>
          <table:table-cell table:style-name="ce29" table:number-columns-repeated="1021"/>
          <table:table-cell table:style-name="ce34"/>
        </table:table-row>
        <table:table-row table:style-name="ro1">
          <table:table-cell table:style-name="ce5"/>
          <table:table-cell table:style-name="ce12" office:value-type="string" calcext:value-type="string">
            <text:p>Otros criterios a tener en cuenta</text:p>
          </table:table-cell>
          <table:table-cell table:style-name="ce27" table:number-columns-repeated="1021"/>
          <table:table-cell table:style-name="ce33"/>
        </table:table-row>
        <table:table-row table:style-name="ro2">
          <table:table-cell table:style-name="ce6"/>
          <table:table-cell table:style-name="ce13" office:value-type="string" calcext:value-type="string">
            <text:p>Usar inglés para nombres de variables, funciones, clases, mensajes de commit, nombres de ficheros.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6"/>
          <table:table-cell table:style-name="ce13" office:value-type="string" calcext:value-type="string">
            <text:p>El repositorio de GitHub debe tener README explicando muy brevemente cómo arrancar el</text:p>
          </table:table-cell>
          <table:table-cell table:style-name="ce29" table:number-columns-repeated="1021"/>
          <table:table-cell table:style-name="ce34"/>
        </table:table-row>
        <table:table-row table:style-name="ro2">
          <table:table-cell table:style-name="ce9"/>
          <table:table-cell table:style-name="ce13" office:value-type="string" calcext:value-type="string">
            <text:p>proyecto.</text:p>
          </table:table-cell>
          <table:table-cell table:style-name="ce29" table:number-columns-repeated="1021"/>
          <table:table-cell table:style-name="ce34"/>
        </table:table-row>
        <table:table-row table:style-name="ro4" table:number-rows-repeated="11">
          <table:table-cell table:style-name="ce10"/>
          <table:table-cell table:style-name="ce25"/>
          <table:table-cell table:style-name="ce32" table:number-columns-repeated="1021"/>
          <table:table-cell table:style-name="ce36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Ubuntu-Bold" svg:font-family="Ubuntu-Bold"/>
    <style:font-face style:name="T3Font_10" svg:font-family="T3Font_10" style:font-family-generic="swiss"/>
    <style:font-face style:name="T3Font_11" svg:font-family="T3Font_11" style:font-family-generic="swiss"/>
    <style:font-face style:name="T3Font_15" svg:font-family="T3Font_15" style:font-family-generic="swiss"/>
    <style:font-face style:name="T3Font_16" svg:font-family="T3Font_16" style:font-family-generic="swiss"/>
    <style:font-face style:name="T3Font_17" svg:font-family="T3Font_17" style:font-family-generic="swiss"/>
    <style:font-face style:name="T3Font_21" svg:font-family="T3Font_21" style:font-family-generic="swiss"/>
    <style:font-face style:name="T3Font_4" svg:font-family="T3Font_4" style:font-family-generic="swiss"/>
    <style:font-face style:name="T3Font_5" svg:font-family="T3Font_5" style:font-family-generic="swiss"/>
    <style:font-face style:name="T3Font_6" svg:font-family="T3Font_6" style:font-family-generic="swiss"/>
    <style:font-face style:name="T3Font_7" svg:font-family="T3Font_7" style:font-family-generic="swiss"/>
    <style:font-face style:name="T3Font_8" svg:font-family="T3Font_8" style:font-family-generic="swiss"/>
    <style:font-face style:name="T3Font_9" svg:font-family="T3Font_9" style:font-family-generic="swiss"/>
    <style:font-face style:name="Lato Light" svg:font-family="'Lato Light'" style:font-family-generic="swiss" style:font-pitch="variable"/>
    <style:font-face style:name="Lato Light1" svg:font-family="'Lato Light'" style:font-adornments="Regular" style:font-family-generic="swiss" style:font-pitch="variable"/>
    <style:font-face style:name="Lato Medium1" svg:font-family="'Lato Medium'" style:font-family-generic="swiss" style:font-pitch="variable"/>
    <style:font-face style:name="Lato Medium" svg:font-family="'Lato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5:32:43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7:17:20.513000000</meta:creation-date>
    <dc:date>2021-09-09T15:41:48.779000000</dc:date>
    <meta:editing-duration>PT2H44M38S</meta:editing-duration>
    <meta:editing-cycles>17</meta:editing-cycles>
    <meta:generator>LibreOffice/5.4.4.2$Windows_X86_64 LibreOffice_project/2524958677847fb3bb44820e40380acbe820f960</meta:generator>
    <meta:document-statistic meta:table-count="1" meta:cell-count="22" meta:object-count="0"/>
  </office:meta>
</office:document-meta>
</file>